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AE000004431B898F4D5C63F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1.284cm" fo:min-width="2.8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000000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5.939cm" svg:height="19.463cm" svg:x="1.089cm" svg:y="1.128cm">
          <draw:image xlink:href="Pictures/10000000000005AE000004431B898F4D5C63FB67.png" xlink:type="simple" xlink:show="embed" xlink:actuate="onLoad">
            <text:p/>
          </draw:image>
        </draw:frame>
        <draw:g>
          <draw:custom-shape draw:style-name="gr2" draw:text-style-name="P2" draw:layer="layout" svg:width="6.6cm" svg:height="4.6cm" draw:transform="rotate (-1.55788089033014) translate (15.855cm 8.09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ellipse draw:style-name="gr3" draw:text-style-name="P2" draw:layer="layout" svg:width="9.6cm" svg:height="7.7cm" svg:x="7.79cm" svg:y="7.461cm" draw:kind="arc" draw:start-angle="109.04" draw:end-angle="106.94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00:52:00.953484894</meta:creation-date>
    <dc:date>2018-02-22T01:15:01.494721038</dc:date>
    <meta:editing-duration>PT1M18S</meta:editing-duration>
    <meta:editing-cycles>1</meta:editing-cycles>
    <meta:document-statistic meta:object-count="4"/>
    <meta:generator>LibreOffice/5.2.7.2$Linux_x86 LibreOffice_project/20m0$Build-2</meta:generator>
  </office:meta>
</office:document-meta>
</file>